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udio: Herencia </text:p>
      <text:p text:style-name="P1"/>
      <text:p text:style-name="P1">1. ¿Qué nombre recibe la clase que hereda y qué nombre recibe la clase que es heredada?</text:p>
      <text:p text:style-name="P1">2. ¿Qué significa que la herencia es transitiva?</text:p>
      <text:p text:style-name="P1">3. ¿Se heredan los constructores?</text:p>
      <text:p text:style-name="P1">4. ¿Se heredan los miembros private de la clase base?</text:p>
      <text:p text:style-name="P1">5. ¿Qué es herencia múltiple? ¿Es posible en C#?</text:p>
      <text:p text:style-name="P1">6. ¿Que nos permite la herencia? ¿Cuál es su propósito?</text:p>
      <text:p text:style-name="P1">7. ¿Una clase pública puede heredar de una clase privada?</text:p>
      <text:p text:style-name="P1">8. ¿Qué es una clase sellada (sealed)?</text:p>
      <text:p text:style-name="P1">9. ¿Una clase sellada puede heredar de otras clases? (Ser clase derivada)</text:p>
      <text:p text:style-name="P1">10. ¿Cómo actúa el modificador protected en los miembros de la clase base para una clase derivada y cómo para una clase no-derivada?</text:p>
      <text:p text:style-name="P1">11.¿Qué pasa si la clase derivada no hace una llamada explícita a un constructor de la clase base? En esta situación, ¿qué pasa si la clase base declaró explícitamente un constructor con parámetros de entrada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2T20:50:48.249000000</dc:date>
    <meta:editing-duration>PT36S</meta:editing-duration>
    <meta:editing-cycles>2</meta:editing-cycles>
    <meta:document-statistic meta:table-count="0" meta:image-count="0" meta:object-count="0" meta:page-count="1" meta:paragraph-count="12" meta:word-count="150" meta:character-count="860" meta:non-whitespace-character-count="720"/>
  </office:meta>
</office:document-meta>
</file>